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313cm"/>
    </style:style>
    <style:style style:name="表1.B" style:family="table-column">
      <style:table-column-properties style:column-width="1.482cm"/>
    </style:style>
    <style:style style:name="表1.C" style:family="table-column">
      <style:table-column-properties style:column-width="1.217cm"/>
    </style:style>
    <style:style style:name="表1.D" style:family="table-column">
      <style:table-column-properties style:column-width="1.494cm"/>
    </style:style>
    <style:style style:name="表1.E" style:family="table-column">
      <style:table-column-properties style:column-width="1.707cm"/>
    </style:style>
    <style:style style:name="表1.F" style:family="table-column">
      <style:table-column-properties style:column-width="0.185cm"/>
    </style:style>
    <style:style style:name="表1.G" style:family="table-column">
      <style:table-column-properties style:column-width="1.693cm"/>
    </style:style>
    <style:style style:name="表1.H" style:family="table-column">
      <style:table-column-properties style:column-width="0.106cm"/>
    </style:style>
    <style:style style:name="表1.J" style:family="table-column">
      <style:table-column-properties style:column-width="0.503cm"/>
    </style:style>
    <style:style style:name="表1.K" style:family="table-column">
      <style:table-column-properties style:column-width="1.905cm"/>
    </style:style>
    <style:style style:name="表1.L" style:family="table-column">
      <style:table-column-properties style:column-width="2.3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L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.9" style:family="table-row">
      <style:table-row-properties style:min-row-height="0.914cm"/>
    </style:style>
    <style:style style:name="表1.11" style:family="table-row">
      <style:table-row-properties style:min-row-height="1.067cm"/>
    </style:style>
    <style:style style:name="表1.13" style:family="table-row">
      <style:table-row-properties style:min-row-height="1.244cm"/>
    </style:style>
    <style:style style:name="表1.15" style:family="table-row">
      <style:table-row-properties style:min-row-height="1.194cm"/>
    </style:style>
    <style:style style:name="表1.16" style:family="table-row">
      <style:table-row-properties style:min-row-height="1.212cm"/>
    </style:style>
    <style:style style:name="表1.17" style:family="table-row">
      <style:table-row-properties style:min-row-height="1.005cm"/>
    </style:style>
    <style:style style:name="表1.19" style:family="table-row">
      <style:table-row-properties style:min-row-height="1.177cm"/>
    </style:style>
    <style:style style:name="表1.20" style:family="table-row">
      <style:table-row-properties style:min-row-height="0.73cm"/>
    </style:style>
    <style:style style:name="P1" style:family="paragraph" style:parent-style-name="Standard">
      <style:paragraph-properties fo:text-align="center" style:justify-single-word="false"/>
      <style:text-properties officeooo:paragraph-rsid="001d3352"/>
    </style:style>
    <style:style style:name="P2" style:family="paragraph" style:parent-style-name="Standard">
      <style:paragraph-properties fo:text-align="start" style:justify-single-word="false"/>
      <style:text-properties officeooo:rsid="00206215" officeooo:paragraph-rsid="00206215"/>
    </style:style>
    <style:style style:name="P3" style:family="paragraph" style:parent-style-name="Standard">
      <style:paragraph-properties fo:text-align="end" style:justify-single-word="false"/>
      <style:text-properties officeooo:paragraph-rsid="001d3352"/>
    </style:style>
    <style:style style:name="P4" style:family="paragraph" style:parent-style-name="Table_20_Contents">
      <style:text-properties officeooo:rsid="001d3352" officeooo:paragraph-rsid="001d3352"/>
    </style:style>
    <style:style style:name="P5" style:family="paragraph" style:parent-style-name="Table_20_Contents">
      <style:text-properties officeooo:paragraph-rsid="001df57d"/>
    </style:style>
    <style:style style:name="P6" style:family="paragraph" style:parent-style-name="Table_20_Contents">
      <style:text-properties officeooo:rsid="001df57d" officeooo:paragraph-rsid="001df57d"/>
    </style:style>
    <style:style style:name="P7" style:family="paragraph" style:parent-style-name="Table_20_Contents">
      <style:text-properties officeooo:paragraph-rsid="001f0c9c"/>
    </style:style>
    <style:style style:name="P8" style:family="paragraph" style:parent-style-name="Table_20_Contents">
      <style:text-properties officeooo:rsid="001f0c9c" officeooo:paragraph-rsid="001f0c9c"/>
    </style:style>
    <style:style style:name="P9" style:family="paragraph" style:parent-style-name="Table_20_Contents">
      <style:text-properties officeooo:rsid="00206215" officeooo:paragraph-rsid="00206215"/>
    </style:style>
    <style:style style:name="T1" style:family="text">
      <style:text-properties officeooo:rsid="001d3352"/>
    </style:style>
    <style:style style:name="T2" style:family="text">
      <style:text-properties officeooo:rsid="001df57d"/>
    </style:style>
    <style:style style:name="T3" style:family="text">
      <style:text-properties officeooo:rsid="002062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 table:number-columns-repeated="2"/>
        <table:table-column table:style-name="表1.J"/>
        <table:table-column table:style-name="表1.K"/>
        <table:table-column table:style-name="表1.L"/>
        <table:table-row table:style-name="TableLine1554794018800">
          <table:table-cell table:style-name="表1.A1" table:number-columns-spanned="4" office:value-type="string">
            <text:p text:style-name="P1">技術開発局員専用無料VPS申請書</text:p>
          </table:table-cell>
          <table:covered-table-cell/>
          <table:covered-table-cell/>
          <table:covered-table-cell/>
          <table:table-cell table:style-name="表1.A1" office:value-type="string">
            <text:p text:style-name="P2">申請日</text:p>
          </table:table-cell>
          <table:table-cell table:style-name="表1.A1" table:number-columns-spanned="5" office:value-type="string">
            <text:p text:style-name="P3">年</text:p>
          </table:table-cell>
          <table:covered-table-cell/>
          <table:covered-table-cell/>
          <table:covered-table-cell/>
          <table:covered-table-cell/>
          <table:table-cell table:style-name="表1.A1" office:value-type="string">
            <text:p text:style-name="P3">月</text:p>
          </table:table-cell>
          <table:table-cell table:style-name="表1.L1" office:value-type="string">
            <text:p text:style-name="P3">日</text:p>
          </table:table-cell>
        </table:table-row>
        <table:table-row table:style-name="TableLine1554794018800">
          <table:table-cell table:style-name="表1.A2" office:value-type="string">
            <text:p text:style-name="Table_20_Contents">ハンドルネーム</text:p>
          </table:table-cell>
          <table:table-cell table:style-name="表1.B2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4794018800">
          <table:table-cell table:style-name="表1.A2" office:value-type="string">
            <text:p text:style-name="Table_20_Contents">User <text:span text:style-name="T1">ID</text:span></text:p>
          </table:table-cell>
          <table:table-cell table:style-name="表1.B2" table:number-columns-spanned="11" office:value-type="string">
            <text:p text:style-name="P4">@baldr-geek.n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4794018800">
          <table:table-cell table:style-name="表1.A2" office:value-type="string">
            <text:p text:style-name="Table_20_Contents">Discordアカウント</text:p>
          </table:table-cell>
          <table:table-cell table:style-name="表1.B2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4794018800">
          <table:table-cell table:style-name="表1.A2" office:value-type="string">
            <text:p text:style-name="Table_20_Contents">メールアドレス1</text:p>
          </table:table-cell>
          <table:table-cell table:style-name="表1.B2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4794018800">
          <table:table-cell table:style-name="表1.A2" office:value-type="string">
            <text:p text:style-name="Table_20_Contents">メールアドレス2</text:p>
          </table:table-cell>
          <table:table-cell table:style-name="表1.B2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4794018800">
          <table:table-cell table:style-name="表1.A2" office:value-type="string">
            <text:p text:style-name="Table_20_Contents">メールアドレス3</text:p>
          </table:table-cell>
          <table:table-cell table:style-name="表1.B2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4794018800">
          <table:table-cell table:style-name="表1.A2" office:value-type="string">
            <text:p text:style-name="Table_20_Contents">希望OS</text:p>
          </table:table-cell>
          <table:table-cell table:style-name="表1.A2" table:number-columns-spanned="7" office:value-type="string">
            <text:p text:style-name="Table_20_Contents">OS名:</text:p>
            <text:p text:style-name="P4">下記から選んでください</text:p>
            <text:p text:style-name="P4">(Ubuntu/Centos/Arch ※全て64bi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2" office:value-type="string">
            <text:p text:style-name="P4">個数</text:p>
          </table:table-cell>
          <table:table-cell table:style-name="表1.B2" table:number-columns-spanned="3" office:value-type="string">
            <text:p text:style-name="Table_20_Contents"/>
            <text:p text:style-name="Table_20_Contents"/>
            <text:p text:style-name="Table_20_Contents">(※2つ以上は要相談)</text:p>
          </table:table-cell>
          <table:covered-table-cell/>
          <table:covered-table-cell/>
        </table:table-row>
        <table:table-row table:style-name="表1.9">
          <table:table-cell table:style-name="表1.A2" table:number-rows-spanned="2" office:value-type="string">
            <text:p text:style-name="P6">希望するVM名</text:p>
            <text:p text:style-name="P6">(半角大文字英数字のみ)</text:p>
          </table:table-cell>
          <table:table-cell table:style-name="表1.A2" office:value-type="string">
            <text:p text:style-name="Table_20_Contents">VM1</text:p>
          </table:table-cell>
          <table:table-cell table:style-name="表1.B2" table:number-columns-spanned="1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2"/>
          <table:table-cell table:style-name="表1.A2" office:value-type="string">
            <text:p text:style-name="Table_20_Contents">VM2</text:p>
          </table:table-cell>
          <table:table-cell table:style-name="表1.B2" table:number-columns-spanned="1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2" table:number-rows-spanned="2" office:value-type="string">
            <text:p text:style-name="Table_20_Contents">利用用途</text:p>
          </table:table-cell>
          <table:table-cell table:style-name="表1.A2" office:value-type="string">
            <text:p text:style-name="P6">VM1</text:p>
          </table:table-cell>
          <table:table-cell table:style-name="表1.B2" table:number-columns-spanned="1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 table:style-name="表1.A2"/>
          <table:table-cell table:style-name="表1.A2" office:value-type="string">
            <text:p text:style-name="P6">VM2</text:p>
          </table:table-cell>
          <table:table-cell table:style-name="表1.B2" table:number-columns-spanned="1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2" table:number-rows-spanned="2" office:value-type="string">
            <text:p text:style-name="Table_20_Contents">スペックオーダー</text:p>
          </table:table-cell>
          <table:table-cell table:style-name="表1.A2" office:value-type="string">
            <text:p text:style-name="Table_20_Contents">CPU</text:p>
          </table:table-cell>
          <table:table-cell table:style-name="表1.A2" table:number-columns-spanned="6" office:value-type="string">
            <text:p text:style-name="P5">C</text:p>
            <text:p text:style-name="P5">(最大:<text:span text:style-name="T2">4C</text:span>)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B2" table:number-rows-spanned="2" table:number-columns-spanned="4" office:value-type="string">
            <text:p text:style-name="P6">※SSHを開放してから受け渡しますので、多少時間がかかります。</text:p>
          </table:table-cell>
          <table:covered-table-cell/>
          <table:covered-table-cell/>
          <table:covered-table-cell/>
        </table:table-row>
        <table:table-row table:style-name="表1.13">
          <table:covered-table-cell table:style-name="表1.A2"/>
          <table:table-cell table:style-name="表1.A2" office:value-type="string">
            <text:p text:style-name="Table_20_Contents">RAM</text:p>
          </table:table-cell>
          <table:table-cell table:style-name="表1.A2" table:number-columns-spanned="6" office:value-type="string">
            <text:p text:style-name="Table_20_Contents">GB</text:p>
            <text:p text:style-name="P6">(最大:200GB)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表1.B2"/>
          <table:covered-table-cell/>
          <table:covered-table-cell/>
          <table:covered-table-cell/>
        </table:table-row>
        <table:table-row table:style-name="表1.15">
          <table:table-cell table:style-name="表1.A2" table:number-rows-spanned="9" office:value-type="string">
            <text:p text:style-name="Table_20_Contents">各種オプション</text:p>
          </table:table-cell>
          <table:table-cell table:style-name="表1.A2" table:number-columns-spanned="2" office:value-type="string">
            <text:p text:style-name="Table_20_Contents">スナップショット</text:p>
          </table:table-cell>
          <table:covered-table-cell/>
          <table:table-cell table:style-name="表1.A2" table:number-columns-spanned="3" office:value-type="string">
            <text:p text:style-name="Table_20_Contents"/>
          </table:table-cell>
          <table:covered-table-cell/>
          <table:covered-table-cell/>
          <table:table-cell table:style-name="表1.A2" table:number-columns-spanned="2" office:value-type="string">
            <text:p text:style-name="Table_20_Contents">バックアップ</text:p>
          </table:table-cell>
          <table:covered-table-cell/>
          <table:table-cell table:style-name="表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表1.16">
          <table:covered-table-cell table:style-name="表1.A2"/>
          <table:table-cell table:style-name="表1.A2" table:number-columns-spanned="2" office:value-type="string">
            <text:p text:style-name="Table_20_Contents">ミドルウェア</text:p>
          </table:table-cell>
          <table:covered-table-cell/>
          <table:table-cell table:style-name="表1.B2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2"/>
          <table:table-cell table:style-name="表1.A2" table:number-rows-spanned="2" table:number-columns-spanned="2" office:value-type="string">
            <text:p text:style-name="P7">リソース</text:p>
            <text:p text:style-name="P7">プロセスの</text:p>
            <text:p text:style-name="P7">監視</text:p>
          </table:table-cell>
          <table:covered-table-cell/>
          <table:table-cell table:style-name="表1.A2" table:number-rows-spanned="2" table:number-columns-spanned="2" office:value-type="string">
            <text:p text:style-name="Table_20_Contents"/>
          </table:table-cell>
          <table:covered-table-cell/>
          <table:table-cell table:style-name="表1.A2" table:number-columns-spanned="2" office:value-type="string">
            <text:p text:style-name="Table_20_Contents">Systemd</text:p>
          </table:table-cell>
          <table:covered-table-cell/>
          <table:table-cell table:style-name="表1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2"/>
          <table:covered-table-cell table:style-name="表1.A2"/>
          <table:covered-table-cell/>
          <table:covered-table-cell table:style-name="表1.A2"/>
          <table:covered-table-cell/>
          <table:table-cell table:style-name="表1.A2" table:number-columns-spanned="2" office:value-type="string">
            <text:p text:style-name="P8">crontab</text:p>
          </table:table-cell>
          <table:covered-table-cell/>
          <table:table-cell table:style-name="表1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表1.19">
          <table:covered-table-cell table:style-name="表1.A2"/>
          <table:table-cell table:style-name="表1.A2" table:number-columns-spanned="2" office:value-type="string">
            <text:p text:style-name="P8">Docker</text:p>
          </table:table-cell>
          <table:covered-table-cell/>
          <table:table-cell table:style-name="表1.A2" table:number-columns-spanned="2" office:value-type="string">
            <text:p text:style-name="Table_20_Contents"/>
          </table:table-cell>
          <table:covered-table-cell/>
          <table:table-cell table:style-name="表1.A2" table:number-columns-spanned="2" office:value-type="string">
            <text:p text:style-name="P8">Cloud</text:p>
            <text:p text:style-name="P8">flare</text:p>
          </table:table-cell>
          <table:covered-table-cell/>
          <table:table-cell table:style-name="表1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表1.20">
          <table:covered-table-cell table:style-name="表1.A2"/>
          <table:table-cell table:style-name="表1.A2" table:number-rows-spanned="2" table:number-columns-spanned="2" office:value-type="string">
            <text:p text:style-name="P8">ngrok<text:span text:style-name="T3">(1)</text:span></text:p>
          </table:table-cell>
          <table:covered-table-cell/>
          <table:table-cell table:style-name="表1.A2" table:number-rows-spanned="2" table:number-columns-spanned="2" office:value-type="string">
            <text:p text:style-name="Table_20_Contents"/>
          </table:table-cell>
          <table:covered-table-cell/>
          <table:table-cell table:style-name="表1.A2" table:number-columns-spanned="2" office:value-type="string">
            <text:p text:style-name="P9">Protocol</text:p>
          </table:table-cell>
          <table:covered-table-cell/>
          <table:table-cell table:style-name="表1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表1.20">
          <table:covered-table-cell table:style-name="表1.A2"/>
          <table:covered-table-cell table:style-name="表1.A2"/>
          <table:covered-table-cell/>
          <table:covered-table-cell table:style-name="表1.A2"/>
          <table:covered-table-cell/>
          <table:table-cell table:style-name="表1.A2" table:number-columns-spanned="2" office:value-type="string">
            <text:p text:style-name="P9">Port</text:p>
          </table:table-cell>
          <table:covered-table-cell/>
          <table:table-cell table:style-name="表1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表1.20">
          <table:covered-table-cell table:style-name="表1.A2"/>
          <table:table-cell table:style-name="表1.A2" table:number-rows-spanned="2" table:number-columns-spanned="2" office:value-type="string">
            <text:p text:style-name="P9">ngrok(2)</text:p>
          </table:table-cell>
          <table:covered-table-cell/>
          <table:table-cell table:style-name="表1.A2" table:number-rows-spanned="2" table:number-columns-spanned="2" office:value-type="string">
            <text:p text:style-name="Table_20_Contents"/>
          </table:table-cell>
          <table:covered-table-cell/>
          <table:table-cell table:style-name="表1.A2" table:number-columns-spanned="2" office:value-type="string">
            <text:p text:style-name="P9">Protocol</text:p>
          </table:table-cell>
          <table:covered-table-cell/>
          <table:table-cell table:style-name="表1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表1.20">
          <table:covered-table-cell table:style-name="表1.A2"/>
          <table:covered-table-cell table:style-name="表1.A2"/>
          <table:covered-table-cell/>
          <table:covered-table-cell table:style-name="表1.A2"/>
          <table:covered-table-cell/>
          <table:table-cell table:style-name="表1.A2" table:number-columns-spanned="2" office:value-type="string">
            <text:p text:style-name="P9">Port</text:p>
          </table:table-cell>
          <table:covered-table-cell/>
          <table:table-cell table:style-name="表1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5T16:39:02.569000000</meta:creation-date>
    <dc:date>2022-12-05T18:00:02.588000000</dc:date>
    <meta:editing-duration>PT36M21S</meta:editing-duration>
    <meta:editing-cycles>1</meta:editing-cycles>
    <meta:document-statistic meta:table-count="1" meta:image-count="0" meta:object-count="0" meta:page-count="1" meta:paragraph-count="51" meta:word-count="216" meta:character-count="356" meta:non-whitespace-character-count="354"/>
    <meta:generator>LibreOffice/7.2.1.2$Windows_X86_64 LibreOffice_project/87b77fad49947c1441b67c559c339af8f3517e22</meta:generator>
  </office:meta>
</office:document-meta>
</file>